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.423cm" fo:margin-right="0cm" fo:text-indent="0cm" style:auto-text-indent="false"/>
    </style:style>
    <style:style style:name="P3" style:family="paragraph" style:parent-style-name="Heading_20_2">
      <style:paragraph-properties fo:margin-left="0.423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" style:family="paragraph" style:parent-style-name="Heading_20_3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6" style:family="paragraph" style:parent-style-name="Heading_20_3">
      <style:paragraph-properties fo:margin-left="0cm" fo:margin-right="0cm" fo:text-indent="0cm" style:auto-text-indent="false" fo:break-before="page"/>
      <style:text-properties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officeooo:rsid="0013c254" officeooo:paragraph-rsid="0013c254" style:font-size-asian="11pt" style:font-size-complex="11pt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0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3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1pt" style:font-size-asian="11pt" style:font-size-complex="11pt"/>
    </style:style>
    <style:style style:name="P15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font-size="11pt" style:font-size-asian="11pt" style:font-size-complex="11pt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language="en" fo:country="US" officeooo:rsid="0013c254"/>
    </style:style>
    <style:style style:name="T2" style:family="text">
      <style:text-properties fo:language="en" fo:country="US" officeooo:rsid="001598bf"/>
    </style:style>
    <style:style style:name="T3" style:family="text">
      <style:text-properties officeooo:rsid="0013c254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3c254" style:font-size-asian="11pt" style:font-size-complex="11pt"/>
    </style:style>
    <style:style style:name="T6" style:family="text">
      <style:text-properties fo:font-size="11pt" style:font-size-asian="11pt" style:font-size-complex="11pt" loext:padding="0cm" loext:border="none"/>
    </style:style>
    <style:style style:name="T7" style:family="text">
      <style:text-properties fo:font-size="11pt" officeooo:rsid="00193f2b" style:font-size-asian="11pt" style:font-size-complex="11pt"/>
    </style:style>
    <style:style style:name="T8" style:family="text">
      <style:text-properties fo:font-size="11pt" officeooo:rsid="001c76da" style:font-size-asian="11pt" style:font-size-complex="11pt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font-size="11pt" fo:language="en" fo:country="US" officeooo:rsid="0013c254" style:font-size-asian="11pt" style:font-size-complex="11pt"/>
    </style:style>
    <style:style style:name="T11" style:family="text">
      <style:text-properties fo:font-size="11pt" fo:language="en" fo:country="US" officeooo:rsid="001c76da" style:font-size-asian="11pt" style:font-size-complex="11pt"/>
    </style:style>
    <style:style style:name="T12" style:family="text">
      <style:text-properties officeooo:rsid="001c76da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Strong_20_Emphasis"><text:span text:style-name="T4">Руководство оператора</text:span></text:span></text:h>
      <text:h text:style-name="P5" text:outline-level="3">1. Титульный лист</text:h>
      <text:p text:style-name="P4"><text:span text:style-name="Strong_20_Emphasis"><text:span text:style-name="T4">Название программы:</text:span></text:span><text:span text:style-name="T4"> </text:span><text:span text:style-name="T10">Shooter.io</text:span></text:p>
      <text:p text:style-name="P4"><text:span text:style-name="Strong_20_Emphasis"><text:span text:style-name="T4">Способ поставки:</text:span></text:span><text:span text:style-name="T4"> Исходный код</text:span></text:p>
      <text:p text:style-name="P4"><text:span text:style-name="Strong_20_Emphasis"><text:span text:style-name="T4">Название документа:</text:span></text:span><text:span text:style-name="T4"> Руководство оператора</text:span></text:p>
      <text:p text:style-name="P4"><text:span text:style-name="Strong_20_Emphasis"><text:span text:style-name="T4">Разработчики:</text:span></text:span></text:p>
      <text:list text:style-name="L1">
        <text:list-item>
          <text:p text:style-name="P8">Антонов Иван Юрьевич</text:p>
        </text:list-item>
      </text:list>
      <text:p text:style-name="P4"><text:span text:style-name="Strong_20_Emphasis"><text:span text:style-name="T4">Руководитель:</text:span></text:span><text:span text:style-name="T4"> </text:span><text:span text:style-name="T5">Антонов Иван Юрьевич</text:span></text:p>
      <text:p text:style-name="P4"><text:span text:style-name="Strong_20_Emphasis"><text:span text:style-name="T4">Санкт-Петербург, 202</text:span></text:span><text:span text:style-name="Strong_20_Emphasis"><text:span text:style-name="T7">5</text:span></text:span></text:p>
      <text:h text:style-name="P5" text:outline-level="3"/>
      <text:h text:style-name="P6" text:outline-level="3">2. Аннотация</text:h>
      <text:p text:style-name="P7">Данный документ представляет собой руководство оператора для игры <text:span text:style-name="T1">Shooter.io</text:span>. В нем содержится информация о возможностях использования программы, описание интерфейса, требования к программному и аппаратному обеспечению, а также инструкция по размещению программы. Основное назначение программы – предоставить пользователю возможность сыграть в увлекательную игру, <text:span text:style-name="T3">карта которой </text:span>генерир<text:span text:style-name="T3">уется</text:span> случайным образом.</text:p>
      <text:h text:style-name="P5" text:outline-level="3"/>
      <text:h text:style-name="P6" text:outline-level="3">3. Содержание</text:h>
      <text:list text:style-name="L2">
        <text:list-item>
          <text:p text:style-name="P9">Титульный лист</text:p>
        </text:list-item>
        <text:list-item>
          <text:p text:style-name="P9">Аннотация</text:p>
        </text:list-item>
        <text:list-item>
          <text:p text:style-name="P9">Содержание</text:p>
        </text:list-item>
        <text:list-item>
          <text:p text:style-name="P9">Возможности использования программы</text:p>
        </text:list-item>
        <text:list-item>
          <text:p text:style-name="P9">Описание интерфейса</text:p>
        </text:list-item>
        <text:list-item>
          <text:p text:style-name="P9">Описание размещения</text:p>
        </text:list-item>
        <text:list-item>
          <text:p text:style-name="P10">Требования к программным и аппаратным средствам</text:p>
        </text:list-item>
      </text:list>
      <text:h text:style-name="P5" text:outline-level="3"/>
      <text:h text:style-name="P6" text:outline-level="3">4. Возможности использования программы</text:h>
      <text:p text:style-name="P7"><text:span text:style-name="T1">Shooter.io</text:span> предоставляет следующие возможности:</text:p>
      <text:list text:style-name="L3">
        <text:list-item>
          <text:p text:style-name="P16"><text:span text:style-name="Strong_20_Emphasis"><text:span text:style-name="T4">Исследование случайно генерируемых уровней:</text:span></text:span><text:span text:style-name="T4"> Каждая новая игра создает уникальный мир с различным расположением стен, врагов и предметов.</text:span></text:p>
        </text:list-item>
        <text:list-item>
          <text:p text:style-name="P16"><text:span text:style-name="Strong_20_Emphasis"><text:span text:style-name="T4">Уничтожение врагов:</text:span></text:span><text:span text:style-name="T4"> Игрок может сражаться с различными типами врагов, используя разнообразное оружие.</text:span></text:p>
        </text:list-item>
        <text:list-item>
          <text:p text:style-name="P16"><text:span text:style-name="Strong_20_Emphasis"><text:span text:style-name="T4">Улучшение персонажа:</text:span></text:span><text:span text:style-name="T4"> Получайте опыт за убийство врагов и повышайте уровень, улучшая характеристики своего персонажа.</text:span></text:p>
        </text:list-item>
        <text:list-item>
          <text:p text:style-name="P16"><text:span text:style-name="Strong_20_Emphasis"><text:span text:style-name="T4">Использование навыков:</text:span></text:span><text:span text:style-name="T4"> Игрок может использовать специальные навыки, такие как заморозка врагов, чтобы получить преимущество в бою.</text:span></text:p>
        </text:list-item>
        <text:list-item>
          <text:p text:style-name="P16"><text:span text:style-name="Strong_20_Emphasis"><text:span text:style-name="T4">Выбор оружия:</text:span></text:span><text:span text:style-name="T4"> Игрок может выбирать различное оружие, такое как пистолет, дробовик или карабин, каждое из которых имеет свои особенности.</text:span></text:p>
        </text:list-item>
        <text:list-item>
          <text:p text:style-name="P16"><text:span text:style-name="Strong_20_Emphasis"><text:span text:style-name="T4">Просмотр статистики:</text:span></text:span><text:span text:style-name="T4"> Игрок может видеть статистику игры, такую как общее время игры.</text:span></text:p>
        </text:list-item>
        <text:list-item>
          <text:p text:style-name="P17"><text:span text:style-name="Strong_20_Emphasis"><text:span text:style-name="T4">Настройка громкости:</text:span></text:span><text:span text:style-name="T4"> Игрок может регулировать уровень громкости звука в игре.</text:span></text:p>
        </text:list-item>
      </text:list>
      <text:h text:style-name="P5" text:outline-level="3"/>
      <text:h text:style-name="P6" text:outline-level="3">5. Описание интерфейса</text:h>
      <text:p text:style-name="P7">Игра <text:span text:style-name="T1">Shooter.io</text:span> имеет следующий интерфейс:</text:p>
      <text:list text:style-name="L4">
        <text:list-item>
          <text:p text:style-name="P18"><text:span text:style-name="Strong_20_Emphasis"><text:span text:style-name="T4">Игровое поле:</text:span></text:span><text:span text:style-name="T4"> Основная область экрана, на которой отображается игровой мир, персонаж игрока, враги и стены.</text:span></text:p>
        </text:list-item>
        <text:list-item>
          <text:p text:style-name="P18"><text:span text:style-name="Strong_20_Emphasis"><text:span text:style-name="T4">Индикатор здоровья (HP):</text:span></text:span><text:span text:style-name="T4"> Отображает текущее количество здоровья персонажа игрока. Находится в верхнем правом углу экрана.</text:span></text:p>
        </text:list-item>
        <text:list-item>
          <text:p text:style-name="P18"><text:span text:style-name="Strong_20_Emphasis"><text:span text:style-name="T4">Индикатор опыта (XP):</text:span></text:span><text:span text:style-name="T4"> Отображает текущее количество опыта персонажа игрока. Находится в верхнем правом углу экрана.</text:span></text:p>
        </text:list-item>
        <text:list-item>
          <text:p text:style-name="P18"><text:span text:style-name="Strong_20_Emphasis"><text:span text:style-name="T4">Кнопки меню:</text:span></text:span></text:p>
          <text:list>
            <text:list-item>
              <text:p text:style-name="P18"><text:span text:style-name="Strong_20_Emphasis"><text:span text:style-name="T8">S</text:span></text:span><text:span text:style-name="Strong_20_Emphasis"><text:span text:style-name="T11">tart</text:span></text:span><text:span text:style-name="Strong_20_Emphasis"><text:span text:style-name="T4">:</text:span></text:span><text:span text:style-name="T4"> Начинает новую игру.</text:span></text:p>
            </text:list-item>
            <text:list-item>
              <text:p text:style-name="P18"><text:span text:style-name="Strong_20_Emphasis"><text:span text:style-name="T8">настройки</text:span></text:span><text:span text:style-name="Strong_20_Emphasis"><text:span text:style-name="T4">:</text:span></text:span><text:span text:style-name="T4"> Открывает экран настроек.</text:span></text:p>
            </text:list-item>
            <text:list-item>
              <text:p text:style-name="P18"><text:span text:style-name="Strong_20_Emphasis"><text:span text:style-name="T8">персонаж</text:span></text:span><text:span text:style-name="Strong_20_Emphasis"><text:span text:style-name="T4">:</text:span></text:span><text:span text:style-name="T4"> Открывает экран персонажа.</text:span></text:p>
            </text:list-item>
            <text:list-item>
              <text:p text:style-name="P18"><text:span text:style-name="Strong_20_Emphasis"><text:span text:style-name="T8">оружее</text:span></text:span><text:span text:style-name="Strong_20_Emphasis"><text:span text:style-name="T4">:</text:span></text:span><text:span text:style-name="T4"> Открывает экран выбора оружия.</text:span></text:p>
            </text:list-item>
            <text:list-item>
              <text:p text:style-name="P18"><text:span text:style-name="Strong_20_Emphasis"><text:span text:style-name="T8">выход</text:span></text:span><text:span text:style-name="Strong_20_Emphasis"><text:span text:style-name="T4">:</text:span></text:span><text:span text:style-name="T4"> Завершает программу.</text:span></text:p>
            </text:list-item>
          </text:list>
        </text:list-item>
        <text:list-item>
          <text:p text:style-name="P19"><text:span text:style-name="Strong_20_Emphasis"><text:span text:style-name="T4">Модальные окна:</text:span></text:span><text:span text:style-name="T4"> Всплывающие окна, используемые для отображения информации (например, при повышении уровня персонажа) или запроса действий у пользователя (например, при переходе в главное меню во время игры).</text:span></text:p>
        </text:list-item>
      </text:list>
      <text:p text:style-name="P4"><text:span text:style-name="Strong_20_Emphasis"><text:span text:style-name="T4">Управление:</text:span></text:span></text:p>
      <text:list text:style-name="L5">
        <text:list-item>
          <text:p text:style-name="P20"><text:span text:style-name="Strong_20_Emphasis"><text:span text:style-name="T4">Передвижение:</text:span></text:span><text:span text:style-name="T4"> Клавиши WASD или стрелки.</text:span></text:p>
        </text:list-item>
        <text:list-item>
          <text:p text:style-name="P20"><text:span text:style-name="Strong_20_Emphasis"><text:span text:style-name="T4">Стрельба:</text:span></text:span><text:span text:style-name="T4"> Клик левой кнопкой мыши.</text:span></text:p>
        </text:list-item>
        <text:list-item>
          <text:p text:style-name="P20"><text:span text:style-name="Strong_20_Emphasis"><text:span text:style-name="T4">Использование навыков:</text:span></text:span><text:span text:style-name="T4"> Клавиши Q и E для заморозки врагов.</text:span></text:p>
        </text:list-item>
        <text:list-item>
          <text:p text:style-name="P21"><text:span text:style-name="Strong_20_Emphasis"><text:span text:style-name="T4">Вызов меню (во время игры):</text:span></text:span><text:span text:style-name="T4"> ESC (Escape).</text:span></text:p>
        </text:list-item>
      </text:list>
      <text:h text:style-name="P5" text:outline-level="3"/>
      <text:h text:style-name="P6" text:outline-level="3">6. Описание размещения</text:h>
      <text:p text:style-name="P7">Для запуска игры <text:span text:style-name="T2">Shooter.io</text:span> необходимо:</text:p>
      <text:list text:style-name="L6">
        <text:list-item>
          <text:p text:style-name="P11">Скачать архив с исходным кодом игры.</text:p>
        </text:list-item>
        <text:list-item>
          <text:p text:style-name="P11">Установить Python (версии 3.7 или выше).</text:p>
        </text:list-item>
        <text:list-item>
          <text:p text:style-name="P22"><text:span text:style-name="T4">Установить библиотеку Pygame. Это можно сделать с помощью команды: </text:span><text:span text:style-name="Source_20_Text"><text:span text:style-name="T6">pip install pygame</text:span></text:span></text:p>
        </text:list-item>
        <text:list-item>
          <text:p text:style-name="P11">Распаковать архив с исходным кодом в любую удобную директорию.</text:p>
        </text:list-item>
        <text:list-item>
          <text:p text:style-name="P23"><text:span text:style-name="T4">Запустить файл </text:span><text:span text:style-name="Source_20_Text"><text:span text:style-name="T6">main.py</text:span></text:span><text:span text:style-name="T4">.</text:span></text:p>
        </text:list-item>
      </text:list>
      <text:h text:style-name="P5" text:outline-level="3"/>
      <text:h text:style-name="P6" text:outline-level="3">7. Требования к программным и аппаратным средствам</text:h>
      <text:p text:style-name="P7">Для запуска игры <text:span text:style-name="T2">Shooter.io</text:span> необходимы следующие минимальные требования:</text:p>
      <text:list text:style-name="L7">
        <text:list-item>
          <text:p text:style-name="P24"><text:span text:style-name="Strong_20_Emphasis"><text:span text:style-name="T4">Операционная система:</text:span></text:span><text:span text:style-name="T4"> Windows, Linux</text:span></text:p>
        </text:list-item>
        <text:list-item>
          <text:p text:style-name="P24"><text:span text:style-name="Strong_20_Emphasis"><text:span text:style-name="T4">Процессор:</text:span></text:span><text:span text:style-name="T4"> Любой современный процессор.</text:span></text:p>
        </text:list-item>
        <text:list-item>
          <text:p text:style-name="P24"><text:span text:style-name="Strong_20_Emphasis"><text:span text:style-name="T4">Оперативная память:</text:span></text:span><text:span text:style-name="T4"> 2 ГБ.</text:span></text:p>
        </text:list-item>
        <text:list-item>
          <text:p text:style-name="P24"><text:span text:style-name="Strong_20_Emphasis"><text:span text:style-name="T4">Видеокарта:</text:span></text:span><text:span text:style-name="T4"> Любая видеокарта с поддержкой OpenGL 2.0.</text:span></text:p>
        </text:list-item>
        <text:list-item>
          <text:p text:style-name="P24"><text:span text:style-name="Strong_20_Emphasis"><text:span text:style-name="T4">Программное обеспечение:</text:span></text:span></text:p>
          <text:list>
            <text:list-item>
              <text:p text:style-name="P12">Python (версии 3.7 или выше).</text:p>
            </text:list-item>
            <text:list-item>
              <text:p text:style-name="P12"><text:span text:style-name="T12">Библиотека </text:span>Pygame.</text:p>
            </text:list-item>
            <text:list-item>
              <text:p text:style-name="P13">Библиотека SQLite3 (обычно предустановлена с Python).</text:p>
            </text:list-item>
          </text:list>
        </text:list-item>
      </text:list>
      <text:p text:style-name="P4"><text:span text:style-name="Strong_20_Emphasis"><text:span text:style-name="T4">Рекомендации:</text:span></text:span></text:p>
      <text:list text:style-name="L8">
        <text:list-item>
          <text:p text:style-name="P14">Для более комфортной игры рекомендуется использовать процессор с частотой 2 ГГц или выше и 4 ГБ оперативной памяти.</text:p>
        </text:list-item>
        <text:list-item>
          <text:p text:style-name="P15">Для наилучшей производительности рекомендуется использовать дискретную видеокарту.</text:p>
        </text:list-item>
      </text:list>
      <text:p text:style-name="P2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2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4z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4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2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2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2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2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2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2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22:03:18.383000000</meta:creation-date>
    <dc:date>2025-03-22T17:45:00.180000000</dc:date>
    <meta:editing-duration>PT1H15M49S</meta:editing-duration>
    <meta:editing-cycles>5</meta:editing-cycles>
    <meta:generator>LibreOffice/24.2.0.3$Windows_X86_64 LibreOffice_project/da48488a73ddd66ea24cf16bbc4f7b9c08e9bea1</meta:generator>
    <meta:document-statistic meta:table-count="0" meta:image-count="0" meta:object-count="0" meta:page-count="7" meta:paragraph-count="66" meta:word-count="494" meta:character-count="3624" meta:non-whitespace-character-count="3239"/>
  </office:meta>
</office:document-meta>
</file>